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">
      <style:table-cell-properties fo:border="0.06pt solid #000000"/>
    </style:style>
    <style:style style:name="ce11" style:family="table-cell" style:parent-style-name="Default">
      <style:text-properties fo:font-style="normal" style:font-style-asian="normal" style:font-style-complex="normal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I Измерения</text:p>
          </table:table-cell>
          <table:table-cell table:number-columns-repeated="2"/>
          <table:table-cell office:value-type="string" calcext:value-type="string">
            <text:p>F1 = 10 с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езкое </text:p>
          </table:table-cell>
          <table:table-cell office:value-type="float" office:value="68.9" calcext:value-type="float">
            <text:p>68,9</text:p>
          </table:table-cell>
          <table:table-cell/>
          <table:table-cell office:value-type="string" calcext:value-type="string">
            <text:p>F2 = 12,8 см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5" calcext:value-type="float">
            <text:p>66,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.2" calcext:value-type="float">
            <text:p>67,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.6" calcext:value-type="float">
            <text:p>67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.9" calcext:value-type="float">
            <text:p>67,9</text:p>
          </table:table-cell>
          <table:table-cell table:number-columns-repeated="2"/>
          <table:table-cell office:value-type="float" office:value="66.5" calcext:value-type="float">
            <text:p>66,5</text:p>
          </table:table-cell>
          <table:table-cell office:value-type="float" office:value="67.2" calcext:value-type="float">
            <text:p>67,2</text:p>
          </table:table-cell>
          <table:table-cell office:value-type="float" office:value="67.6" calcext:value-type="float">
            <text:p>67,6</text:p>
          </table:table-cell>
          <table:table-cell office:value-type="float" office:value="67.9" calcext:value-type="float">
            <text:p>67,9</text:p>
          </table:table-cell>
          <table:table-cell office:value-type="float" office:value="68.1" calcext:value-type="float">
            <text:p>68,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table:formula="of:=([.$B$2]-[.E6])*10" office:value-type="float" office:value="24.0000000000001" calcext:value-type="float">
            <text:p>24,0000000000001</text:p>
          </table:table-cell>
          <table:table-cell table:formula="of:=([.$B$2]-[.F6])*10" office:value-type="float" office:value="17" calcext:value-type="float">
            <text:p>17</text:p>
          </table:table-cell>
          <table:table-cell table:formula="of:=([.$B$2]-[.G6])*10" office:value-type="float" office:value="13.0000000000001" calcext:value-type="float">
            <text:p>13,0000000000001</text:p>
          </table:table-cell>
          <table:table-cell table:formula="of:=([.$B$2]-[.H6])*10" office:value-type="float" office:value="10" calcext:value-type="float">
            <text:p>10</text:p>
          </table:table-cell>
          <table:table-cell table:formula="of:=([.$B$2]-[.I6])*10" office:value-type="float" office:value="8.00000000000011" calcext:value-type="float">
            <text:p>8,0000000000001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z, см</text:p>
          </table:table-cell>
          <table:table-cell table:formula="of:=[.B2]-[.B7]" office:value-type="float" office:value="0.800000000000011" calcext:value-type="float">
            <text:p>0,800000000000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 (эксперимент), мм</text:p>
          </table:table-cell>
          <table:table-cell office:value-type="float" office:value="0.302" calcext:value-type="float">
            <text:p>0,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 (по винту)</text:p>
          </table:table-cell>
          <table:table-cell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ифракция Фраунгофера на щели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 S2, мм</text:p>
          </table:table-cell>
          <table:table-cell office:value-type="float" office:value="0.3" calcext:value-type="float">
            <text:p>0,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сновной</text:p>
          </table:table-cell>
          <table:table-cell table:formula="of:=2-1.62" office:value-type="float" office:value="0.38" calcext:value-type="float">
            <text:p>0,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лева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права</text:p>
          </table:table-cell>
          <table:table-cell office:value-type="float" office:value="0.198" calcext:value-type="float">
            <text:p>0,19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Дифракция Фраунгофера на двух щелях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Разрешающая способность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 оборот(0,1 мм)</text:p>
          </table:table-cell>
          <table:table-cell office:value-type="string" calcext:value-type="string">
            <text:p>сливание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I. Дифракция Френеля на щели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2xi_n, мкм</text:p>
          </table:table-cell>
          <table:table-cell table:style-name="ce4" table:formula="of:=2*([.B29]*[.$B$30]*10^(-6)*[.B31])^0.5*10^3" office:value-type="float" office:value="228.966373076922" calcext:value-type="float">
            <text:p>229</text:p>
          </table:table-cell>
          <table:table-cell table:style-name="ce4" table:formula="of:=2*([.C29]*[.$B$30]*10^(-6)*[.C31])^0.5*10^3" office:value-type="float" office:value="272.524494311979" calcext:value-type="float">
            <text:p>273</text:p>
          </table:table-cell>
          <table:table-cell table:style-name="ce4" table:formula="of:=2*([.D29]*[.$B$30]*10^(-6)*[.D31])^0.5*10^3" office:value-type="float" office:value="291.876001068948" calcext:value-type="float">
            <text:p>292</text:p>
          </table:table-cell>
          <table:table-cell table:style-name="ce4" table:formula="of:=2*([.E29]*[.$B$30]*10^(-6)*[.E31])^0.5*10^3" office:value-type="float" office:value="295.594316589477" calcext:value-type="float">
            <text:p>296</text:p>
          </table:table-cell>
          <table:table-cell table:style-name="ce4" table:formula="of:=2*([.F29]*[.$B$30]*10^(-6)*[.F31])^0.5*10^3" office:value-type="float" office:value="295.594316589479" calcext:value-type="float">
            <text:p>29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z_n, мм</text:p>
          </table:table-cell>
          <table:table-cell table:style-name="ce2" office:value-type="float" office:value="24.0000000000001" calcext:value-type="float">
            <text:p>24,000000000000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.0000000000001" calcext:value-type="float">
            <text:p>13,000000000000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00000000000011" calcext:value-type="float">
            <text:p>8,0000000000001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l, нм</text:p>
          </table:table-cell>
          <table:table-cell table:style-name="ce2" office:value-type="float" office:value="546.1" calcext:value-type="float">
            <text:p>546,1</text:p>
          </table:table-cell>
          <table:table-cell table:style-name="ce2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7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II. Дифракция Фраунгофера на щели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Деления</text:p>
          </table:table-cell>
          <table:table-cell table:style-name="ce2" office:value-type="float" office:value="1.06" calcext:value-type="float">
            <text:p>1,06</text:p>
          </table:table-cell>
          <table:table-cell table:style-name="ce2" office:value-type="float" office:value="1.28" calcext:value-type="float">
            <text:p>1,28</text:p>
          </table:table-cell>
          <table:table-cell table:style-name="ce2" office:value-type="float" office:value="1.52" calcext:value-type="float">
            <text:p>1,52</text:p>
          </table:table-cell>
          <table:table-cell table:style-name="ce2" office:value-type="float" office:value="1.76" calcext:value-type="float">
            <text:p>1,76</text:p>
          </table:table-cell>
          <table:table-cell table:style-name="ce2" office:value-type="float" office:value="2.24" calcext:value-type="float">
            <text:p>2,24</text:p>
          </table:table-cell>
          <table:table-cell table:style-name="ce2" office:value-type="float" office:value="2.44" calcext:value-type="float">
            <text:p>2,44</text:p>
          </table:table-cell>
          <table:table-cell table:style-name="ce2" office:value-type="float" office:value="2.7" calcext:value-type="float">
            <text:p>2,7</text:p>
          </table:table-cell>
          <table:table-cell table:style-name="ce2" office:value-type="float" office:value="2.94" calcext:value-type="float">
            <text:p>2,94</text:p>
          </table:table-cell>
          <table:table-cell office:value-type="string" calcext:value-type="string">
            <text:p>← миллиметры?</text:p>
          </table:table-cell>
          <table:table-cell office:value-type="string" calcext:value-type="string">
            <text:p>Цена деления </text:p>
          </table:table-cell>
          <table:table-cell office:value-type="string" calcext:value-type="string">
            <text:p>0,02 мм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x_m, мкм</text:p>
          </table:table-cell>
          <table:table-cell table:style-name="ce2" table:formula="of:=[.B35]*0.02*10^3" office:value-type="float" office:value="21.2" calcext:value-type="float">
            <text:p>21,2</text:p>
          </table:table-cell>
          <table:table-cell table:style-name="ce2" table:formula="of:=[.C35]*0.02*10^3" office:value-type="float" office:value="25.6" calcext:value-type="float">
            <text:p>25,6</text:p>
          </table:table-cell>
          <table:table-cell table:style-name="ce2" table:formula="of:=[.D35]*0.02*10^3" office:value-type="float" office:value="30.4" calcext:value-type="float">
            <text:p>30,4</text:p>
          </table:table-cell>
          <table:table-cell table:style-name="ce2" table:formula="of:=[.E35]*0.02*10^3" office:value-type="float" office:value="35.2" calcext:value-type="float">
            <text:p>35,2</text:p>
          </table:table-cell>
          <table:table-cell table:style-name="ce2" table:formula="of:=[.F35]*0.02*10^3" office:value-type="float" office:value="44.8" calcext:value-type="float">
            <text:p>44,8</text:p>
          </table:table-cell>
          <table:table-cell table:style-name="ce2" table:formula="of:=[.G35]*0.02*10^3" office:value-type="float" office:value="48.8" calcext:value-type="float">
            <text:p>48,8</text:p>
          </table:table-cell>
          <table:table-cell table:style-name="ce2" table:formula="of:=[.H35]*0.02*10^3" office:value-type="float" office:value="54" calcext:value-type="float">
            <text:p>54</text:p>
          </table:table-cell>
          <table:table-cell table:style-name="ce2" table:formula="of:=[.I35]*0.02*10^3" office:value-type="float" office:value="58.8" calcext:value-type="float">
            <text:p>58,8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X, мкм</text:p>
          </table:table-cell>
          <table:table-cell office:value-type="float" office:value="4.7" calcext:value-type="float">
            <text:p>4,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, нм</text:p>
          </table:table-cell>
          <table:table-cell office:value-type="float" office:value="546.1" calcext:value-type="float">
            <text:p>546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2, мм</text:p>
          </table:table-cell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, мкм</text:p>
          </table:table-cell>
          <table:table-cell table:formula="of:=[.B40]*10^(-3)*[.B41]*10^3/[.B39]" office:value-type="float" office:value="14872.5106382979" calcext:value-type="float">
            <text:p>14872,510638297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III. Дифракция на двух щелях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 table:number-columns-repeated="7"/>
          <table:table-cell table:style-name="ce12" office:value-type="string" calcext:value-type="string">
            <text:p>Проверка критерия Рэле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x, мкм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ширина центр. формула, мкм</text:p>
          </table:table-cell>
          <table:table-cell table:formula="of:=2*128*[.B48]*10^(-6)/0.3*1000" office:value-type="float" office:value="466.005333333333" calcext:value-type="float">
            <text:p>466,005333333333</text:p>
          </table:table-cell>
          <table:table-cell table:number-columns-repeated="2"/>
          <table:table-cell table:style-name="ce11" office:value-type="string" calcext:value-type="string">
            <text:p>lambda/b0</text:p>
          </table:table-cell>
          <table:table-cell table:formula="of:=[.$B$48]*10^(-6)/0.1" office:value-type="float" office:value="0.005461" calcext:value-type="float">
            <text:p>0,005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, мм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ширина центр. измеренное, мкм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d/f1</text:p>
          </table:table-cell>
          <table:table-cell table:formula="of:=[.B49]/100" office:value-type="float" office:value="0.01398016" calcext:value-type="float">
            <text:p>0,01398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, нм</text:p>
          </table:table-cell>
          <table:table-cell office:value-type="float" office:value="546.1" calcext:value-type="float">
            <text:p>546,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, мм</text:p>
          </table:table-cell>
          <table:table-cell table:formula="of:=[.B47]*[.B48]*10^(-6)/[.B46]/10^(-3)" office:value-type="float" office:value="1.398016" calcext:value-type="float">
            <text:p>1,3980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, рассчет</text:p>
          </table:table-cell>
          <table:table-cell table:formula="of:=2*[.B49]*10^(3)/[.E46]" office:value-type="float" office:value="6" calcext:value-type="float">
            <text:p>6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IV. Разрешающая способность</text:p>
          </table:table-cell>
          <table:table-cell table:style-name="ce3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Сони</text:p>
          </table:table-cell>
          <table:table-cell office:value-type="string" calcext:value-type="string">
            <text:p>Мое</text:p>
          </table:table-cell>
          <table:table-cell office:value-type="string" calcext:value-type="string">
            <text:p>Сони 2Вариант</text:p>
          </table:table-cell>
          <table:table-cell table:number-columns-repeated="2"/>
          <table:table-cell table:style-name="ce12" office:value-type="string" calcext:value-type="string">
            <text:p>Проверка критерия Рэлея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, мкм</text:p>
          </table:table-cell>
          <table:table-cell office:value-type="float" office:value="400" calcext:value-type="float">
            <text:p>400</text:p>
          </table:table-cell>
          <table:table-cell office:value-type="float" office:value="2100" calcext:value-type="float">
            <text:p>2100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x, мкм</text:p>
          </table:table-cell>
          <table:table-cell office:value-type="float" office:value="760" calcext:value-type="float">
            <text:p>760</text:p>
          </table:table-cell>
          <table:table-cell office:value-type="float" office:value="620" calcext:value-type="float">
            <text:p>62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Сони</text:p>
          </table:table-cell>
          <table:table-cell office:value-type="string" calcext:value-type="string">
            <text:p>Мое</text:p>
          </table:table-cell>
          <table:table-cell office:value-type="string" calcext:value-type="string">
            <text:p>Сони 2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, мкм</text:p>
          </table:table-cell>
          <table:table-cell table:formula="of:=[.B56]*10*10^4/12.8/10^4" office:value-type="float" office:value="312.5" calcext:value-type="float">
            <text:p>312,5</text:p>
          </table:table-cell>
          <table:table-cell table:formula="of:=[.C56]*10/12.8" office:value-type="float" office:value="1640.625" calcext:value-type="float">
            <text:p>1640,625</text:p>
          </table:table-cell>
          <table:table-cell table:formula="of:=[.D56]*10/12.8" office:value-type="float" office:value="390.625" calcext:value-type="float">
            <text:p>390,625</text:p>
          </table:table-cell>
          <table:table-cell/>
          <table:table-cell table:style-name="ce11" office:value-type="string" calcext:value-type="string">
            <text:p>lambda/b0</text:p>
          </table:table-cell>
          <table:table-cell table:formula="of:=[.$B$48]*10^(-6)/0.16" office:value-type="float" office:value="0.003413125" calcext:value-type="float">
            <text:p>0,003413125</text:p>
          </table:table-cell>
          <table:table-cell table:formula="of:=[.$B$48]*10^(-6)/0.1" office:value-type="float" office:value="0.005461" calcext:value-type="float">
            <text:p>0,005461</text:p>
          </table:table-cell>
          <table:table-cell table:formula="of:=[.$B$48]*10^(-6)/0.1" office:value-type="float" office:value="0.005461" calcext:value-type="float">
            <text:p>0,005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, мкм</text:p>
          </table:table-cell>
          <table:table-cell table:formula="of:=[.$B$48]*10^(-3)/[.B57]*12.8*10^4" office:value-type="float" office:value="91.9747368421053" calcext:value-type="float">
            <text:p>91,9747368421053</text:p>
          </table:table-cell>
          <table:table-cell table:formula="of:=[.$B$48]*10^(-3)/[.C57]*128*10^3" office:value-type="float" office:value="112.743225806452" calcext:value-type="float">
            <text:p>112,743225806452</text:p>
          </table:table-cell>
          <table:table-cell table:formula="of:=[.$B$48]*10^(-3)/[.D57]*128*10^3" office:value-type="float" office:value="139.8016" calcext:value-type="float">
            <text:p>139,8016</text:p>
          </table:table-cell>
          <table:table-cell/>
          <table:table-cell office:value-type="string" calcext:value-type="string">
            <text:p>d/f1</text:p>
          </table:table-cell>
          <table:table-cell table:formula="of:=[.B58]/10/10^4" office:value-type="float" office:value="0.003125" calcext:value-type="float">
            <text:p>0,003125</text:p>
          </table:table-cell>
          <table:table-cell table:formula="of:=[.C58]/10/10^4" office:value-type="float" office:value="0.01640625" calcext:value-type="float">
            <text:p>0,01640625</text:p>
          </table:table-cell>
          <table:table-cell table:formula="of:=[.D58]/10/10^4" office:value-type="float" office:value="0.00390625" calcext:value-type="float">
            <text:p>0,0039062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0 S2, мм</text:p>
          </table:table-cell>
          <table:table-cell office:value-type="float" office:value="0.16" calcext:value-type="float">
            <text:p>0,16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Лист1.A3:Лист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.00.0000</text:date>, <text:time style:data-style-name="N2" text:time-value="21:27:11.2778595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8T13:57:05.113482232</meta:creation-date>
    <meta:generator>LibreOffice/7.2.6.2$Linux_X86_64 LibreOffice_project/20$Build-2</meta:generator>
    <dc:date>2022-04-17T03:33:02.731457307</dc:date>
    <meta:editing-duration>PT10H42M11S</meta:editing-duration>
    <meta:editing-cycles>172</meta:editing-cycles>
    <meta:document-statistic meta:table-count="1" meta:cell-count="163" meta:object-count="0"/>
  </office:meta>
</office:document-meta>
</file>